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0b6cbc" officeooo:paragraph-rsid="000b6cbc"/>
    </style:style>
    <style:style style:name="P2" style:family="paragraph" style:parent-style-name="Heading_20_2">
      <style:text-properties officeooo:rsid="000b6cbc" officeooo:paragraph-rsid="000b6c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log posts</text:h>
      <text:h text:style-name="P2" text:outline-level="2">Initial game state</text:h>
      <text:p text:style-name="P1">In __init__ code for each - filtering through to all elements</text:p>
      <text:p text:style-name="P1">In factories - classes or functions</text:p>
      <text:p text:style-name="P1">In class.init_&lt;class&gt;() code</text:p>
      <text:p text:style-name="P1">In single function which creates it all - long/linear cod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7T11:55:57.722730791</meta:creation-date>
    <dc:date>2017-02-17T11:57:46.169102764</dc:date>
    <meta:editing-duration>PT1M48S</meta:editing-duration>
    <meta:editing-cycles>1</meta:editing-cycles>
    <meta:document-statistic meta:table-count="0" meta:image-count="0" meta:object-count="0" meta:page-count="1" meta:paragraph-count="6" meta:word-count="35" meta:character-count="210" meta:non-whitespace-character-count="181"/>
    <meta:generator>LibreOffice/5.1.4.2$Linux_X86_64 LibreOffice_project/10m0$Build-2</meta:generator>
  </office:meta>
</office:document-meta>
</file>